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 Mono" svg:font-family="'Roboto Mono', ui-monospace, SFMono-Regular, Menlo, Monaco, Consolas, 'Liberation Mono'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erif CJK JP" svg:font-family="'Noto Serif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Noto Serif CJK JP" fo:font-size="12pt" style:font-size-asian="12pt" style:font-size-complex="12pt"/>
    </style:style>
    <style:style style:name="P2" style:family="paragraph" style:parent-style-name="Standard">
      <style:text-properties style:font-name="Noto Serif CJK JP" fo:font-size="12pt" officeooo:paragraph-rsid="002cd4e4" style:font-size-asian="12pt" style:font-size-complex="12pt"/>
    </style:style>
    <style:style style:name="P3" style:family="paragraph" style:parent-style-name="Standard">
      <style:text-properties style:font-name="Noto Serif CJK JP" fo:font-size="12pt" officeooo:paragraph-rsid="002e4ede" style:font-size-asian="12pt" style:font-size-complex="12pt"/>
    </style:style>
    <style:style style:name="P4" style:family="paragraph" style:parent-style-name="Standard">
      <style:text-properties style:font-name="Noto Serif CJK JP" fo:font-size="12pt" officeooo:rsid="002cd4e4" officeooo:paragraph-rsid="002cd4e4" style:font-size-asian="12pt" style:font-size-complex="12pt"/>
    </style:style>
    <style:style style:name="P5" style:family="paragraph" style:parent-style-name="Standard">
      <style:text-properties style:font-name="Noto Serif CJK JP" fo:font-size="12pt" officeooo:rsid="0030dd4c" officeooo:paragraph-rsid="0030dd4c" style:font-size-asian="12pt" style:font-size-complex="12pt"/>
    </style:style>
    <style:style style:name="P6" style:family="paragraph" style:parent-style-name="Standard">
      <style:text-properties fo:font-variant="normal" fo:text-transform="none" fo:color="#1f2937" style:font-name="Roboto Mono" fo:font-size="12pt" fo:letter-spacing="normal" fo:font-style="normal" fo:font-weight="normal" officeooo:rsid="0030dd4c" officeooo:paragraph-rsid="0030dd4c" style:font-size-asian="12pt" style:font-size-complex="12pt"/>
    </style:style>
    <style:style style:name="T1" style:family="text">
      <style:text-properties style:font-name="Noto Serif CJK JP" fo:font-size="12pt" style:font-size-asian="12pt" style:font-size-complex="12pt"/>
    </style:style>
    <style:style style:name="T2" style:family="text">
      <style:text-properties officeooo:rsid="002f47b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normal" style:font-style-complex="normal"/>
    </style:style>
    <style:style style:name="T5" style:family="text">
      <style:text-properties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ation document:</text:p>
      <text:p text:style-name="P1"/>
      <text:p text:style-name="P1">Install git:</text:p>
      <text:p text:style-name="P1">sudo apt install git</text:p>
      <text:p text:style-name="P1">Change to folder to install:</text:p>
      <text:p text:style-name="P1">cd Desktop/</text:p>
      <text:p text:style-name="P1">Clone odtk from git:</text:p>
      <text:p text:style-name="Standard"><text:span text:style-name="T1">git clone </text:span><text:a xlink:type="simple" xlink:href="https://github.com/nvidia/retinanet-examples" text:style-name="Internet_20_link" text:visited-style-name="Visited_20_Internet_20_Link"><text:span text:style-name="T1">https://github.com/nvidia/retinanet-examples</text:span></text:a></text:p>
      <text:p text:style-name="P1">Install docker:</text:p>
      <text:p text:style-name="P1">sudo apt install docker.io</text:p>
      <text:p text:style-name="P1">Build docker file (Takes a bit):</text:p>
      <text:p text:style-name="P1">sudo docker build -t odtk:latest retinanet-examples/</text:p>
      <text:p text:style-name="P1">Update nvidia driver:</text:p>
      <text:p text:style-name="P1">sudo apt install nvidia-driver-440</text:p>
      <text:p text:style-name="P1">Install curl:</text:p>
      <text:p text:style-name="P1">sudo apt install curl</text:p>
      <text:p text:style-name="P1">Install nvidia container toolkit:</text:p>
      <text:p text:style-name="Preformatted_20_Text"><text:span text:style-name="Source_20_Text"><text:span text:style-name="T1">curl -s -L https://nvidia.github.io/nvidia-docker/gpgkey | sudo apt-key add -</text:span></text:span></text:p>
      <text:p text:style-name="P1">curl -s -L https://nvidia.github.io/nvidia-docker/ubuntu18.04/nvidia-docker.list | sudo tee /etc/apt/sources.list.d/nvidia-docker.list</text:p>
      <text:p text:style-name="Standard"><text:span text:style-name="Source_20_Text"><text:span text:style-name="T1">sudo apt-get update</text:span></text:span></text:p>
      <text:p text:style-name="Standard"><text:span text:style-name="Source_20_Text"><text:span text:style-name="T1">sudo apt-get install -y nvidia-container-toolkit</text:span></text:span></text:p>
      <text:p text:style-name="Standard"><text:span text:style-name="Source_20_Text"><text:span text:style-name="T1">Install 470 driver from softwares and updates (Errors came from other driver maybe not needed)</text:span></text:span></text:p>
      <text:p text:style-name="Standard"><text:span text:style-name="Source_20_Text"><text:span text:style-name="T1">Restart pc.<text:line-break/></text:span></text:span><text:span text:style-name="T1">Run docker:</text:span></text:p>
      <text:p text:style-name="P1">sudo docker run -v $HOME/Desktop/rotatedBBoxApplication:/workspace/rotatedBBoxApplication -v $HOME/Desktop/Trained_models:/workspace/Trained_models --gpus all --rm --ipc=host -it odtk:latest </text:p>
      <text:p text:style-name="P1"/>
      <text:p text:style-name="P1">Run training:</text:p>
      <text:p text:style-name="P1">odtk train /workspace/rotatedBBoxApplication/Szakdolgozat/retinanet_rn50fpn.pth --backbone ResNet50FPN <text:s text:c="4"/>--images /workspace/rotatedBBoxApplication/Szakdolgozat/Training/TrainImg --annotations /workspace/rotatedBBoxApplication/Szakdolgozat/Training/train.json <text:s text:c="4"/>--val-images /workspace/rotatedBBoxApplication/Szakdolgozat/Training/ValIMG --val-annotations /workspace/rotatedBBoxApplication/Szakdolgozat/Training/val.json <text:s/>--lr 0.001 --augment-rotate --classes 1 --batch 2 --regularization-l2 0.0001 <text:s/>--iters 20000 --val-iters 2000 --rotated-bbox --full-precision --logdir /workspace/rotatedBBoxApplication/Logs –override</text:p>
      <text:p text:style-name="P1"/>
      <text:p text:style-name="P1"><text:soft-page-break/>Install tensorboard:</text:p>
      <text:p text:style-name="P1">sudo apt-get install python3-venv -y</text:p>
      <text:p text:style-name="P1">python3 -m venv venv</text:p>
      <text:p text:style-name="P1">source ./venv/bin/activate</text:p>
      <text:p text:style-name="P1">pip install -U pip</text:p>
      <text:p text:style-name="P1">pip install -U setuptools</text:p>
      <text:p text:style-name="P1">pip install tensorflow</text:p>
      <text:p text:style-name="P1">pip install --upgrade tensorflow-gpu</text:p>
      <text:p text:style-name="P1">tensorboard --logdir Desktop/rotatedBBoxApplication/Logs</text:p>
      <text:p text:style-name="P1"/>
      <text:p text:style-name="P4">Run tensorboard:</text:p>
      <text:p text:style-name="P3">source ./venv/bin/activate</text:p>
      <text:p text:style-name="P2">tensorboard --logdir Desktop/rotatedBBoxApplication/Logs</text:p>
      <text:p text:style-name="P2"/>
      <text:p text:style-name="P1">Run inference:</text:p>
      <text:p text:style-name="P1"/>
      <text:p text:style-name="P1">odtk infer /workspace/<text:span text:style-name="T2">Trained_models</text:span>/retinanet_rn50fpn.pth --images=/workspace/rotatedBBoxApplication/Szakdolgozat/Training/ValIMG --output=/workspace/rotatedBBoxApplication/detections_10_03.json</text:p>
      <text:p text:style-name="P1"/>
      <text:p text:style-name="P5">roLabelImg install:<text:line-break/>sudo apt-get install pyqt4-dev-tools</text:p>
      <text:p text:style-name="P6">sudo apt install python-pip</text:p>
      <text:p text:style-name="P6">sudo pip install lxml</text:p>
      <text:p text:style-name="P6">cd <text:span text:style-name="T3">Desktop</text:span><text:span text:style-name="T4">/roLabelImg/roLabelImg-master</text:span></text:p>
      <text:p text:style-name="P6"><text:span text:style-name="T4">make all</text:span></text:p>
      <text:p text:style-name="P6"><text:span text:style-name="T4">./roLabelImg.p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 Mono" svg:font-family="'Roboto Mono', ui-monospace, SFMono-Regular, Menlo, Monaco, Consolas, 'Liberation Mono'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erif CJK JP" svg:font-family="'Noto Serif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3T16:06:58.053561291</meta:creation-date>
    <dc:date>2021-10-06T17:56:02.097275612</dc:date>
    <meta:editing-duration>PT2H8M57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2" meta:paragraph-count="45" meta:word-count="234" meta:character-count="2369" meta:non-whitespace-character-count="2192"/>
  </office:meta>
</office:document-meta>
</file>